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7a95" officeooo:paragraph-rsid="000d7a95"/>
    </style:style>
    <style:style style:name="P2" style:family="paragraph" style:parent-style-name="Standard">
      <style:text-properties officeooo:rsid="000f4fd3" officeooo:paragraph-rsid="000f4fd3"/>
    </style:style>
    <style:style style:name="P3" style:family="paragraph" style:parent-style-name="Standard">
      <style:text-properties officeooo:rsid="000f4fd3" officeooo:paragraph-rsid="0014f65f"/>
    </style:style>
    <style:style style:name="P4" style:family="paragraph" style:parent-style-name="Standard">
      <style:text-properties officeooo:rsid="000f4fd3" officeooo:paragraph-rsid="001cc8e4"/>
    </style:style>
    <style:style style:name="P5" style:family="paragraph" style:parent-style-name="Standard">
      <style:text-properties style:font-name="Liberation Serif" officeooo:rsid="000d7a95" officeooo:paragraph-rsid="000d7a95"/>
    </style:style>
    <style:style style:name="P6" style:family="paragraph" style:parent-style-name="Standard">
      <style:text-properties style:font-name="Liberation Serif" officeooo:rsid="000f4fd3" officeooo:paragraph-rsid="001b740f"/>
    </style:style>
    <style:style style:name="P7" style:family="paragraph" style:parent-style-name="Standard">
      <style:text-properties style:font-name="Liberation Serif" officeooo:rsid="001cc8e4" officeooo:paragraph-rsid="001cc8e4"/>
    </style:style>
    <style:style style:name="P8" style:family="paragraph" style:parent-style-name="Standard">
      <style:text-properties officeooo:rsid="001af4ff" officeooo:paragraph-rsid="001af4ff"/>
    </style:style>
    <style:style style:name="P9" style:family="paragraph" style:parent-style-name="Standard">
      <style:text-properties style:font-name="Liberation Serif" officeooo:rsid="000d7a95" officeooo:paragraph-rsid="000d7a95"/>
    </style:style>
    <style:style style:name="P10" style:family="paragraph" style:parent-style-name="Standard" style:list-style-name="L1">
      <style:text-properties officeooo:rsid="000d7a95" officeooo:paragraph-rsid="000d7a95"/>
    </style:style>
    <style:style style:name="P11" style:family="paragraph" style:parent-style-name="Standard">
      <style:text-properties officeooo:rsid="000d7a95" officeooo:paragraph-rsid="0026ede5"/>
    </style:style>
    <style:style style:name="P12" style:family="paragraph" style:parent-style-name="Standard">
      <style:text-properties officeooo:rsid="000d7a95" officeooo:paragraph-rsid="001af4ff"/>
    </style:style>
    <style:style style:name="P13" style:family="paragraph" style:parent-style-name="Standard">
      <style:text-properties officeooo:rsid="000d7a95" officeooo:paragraph-rsid="002adf13"/>
    </style:style>
    <style:style style:name="T1" style:family="text">
      <style:text-properties style:font-name="Liberation Serif1"/>
    </style:style>
    <style:style style:name="T2" style:family="text">
      <style:text-properties style:font-name="Liberation Serif1" officeooo:rsid="00123daf"/>
    </style:style>
    <style:style style:name="T3" style:family="text">
      <style:text-properties style:font-name="Liberation Serif1" officeooo:rsid="0026ede5"/>
    </style:style>
    <style:style style:name="T4" style:family="text">
      <style:text-properties style:font-name="Liberation Serif1" officeooo:rsid="0028c5b2"/>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 officeooo:rsid="000fc80c"/>
    </style:style>
    <style:style style:name="T9" style:family="text">
      <style:text-properties style:font-name="Liberation Serif" officeooo:rsid="0010de78"/>
    </style:style>
    <style:style style:name="T10" style:family="text">
      <style:text-properties style:font-name="Liberation Serif" officeooo:rsid="0011f4e9"/>
    </style:style>
    <style:style style:name="T11" style:family="text">
      <style:text-properties style:font-name="Liberation Serif" officeooo:rsid="00123daf"/>
    </style:style>
    <style:style style:name="T12" style:family="text">
      <style:text-properties style:font-name="Liberation Serif" officeooo:rsid="0014f65f"/>
    </style:style>
    <style:style style:name="T13" style:family="text">
      <style:text-properties style:font-name="Liberation Serif" officeooo:rsid="001905cc"/>
    </style:style>
    <style:style style:name="T14" style:family="text">
      <style:text-properties style:font-name="Liberation Serif" officeooo:rsid="001af4ff"/>
    </style:style>
    <style:style style:name="T15" style:family="text">
      <style:text-properties style:font-name="Liberation Serif" officeooo:rsid="001b2625"/>
    </style:style>
    <style:style style:name="T16" style:family="text">
      <style:text-properties style:font-name="Liberation Serif" officeooo:rsid="001b740f"/>
    </style:style>
    <style:style style:name="T17" style:family="text">
      <style:text-properties style:font-name="Liberation Serif" officeooo:rsid="001cc8e4"/>
    </style:style>
    <style:style style:name="T18" style:family="text">
      <style:text-properties style:font-name="Liberation Serif" officeooo:rsid="001e453d"/>
    </style:style>
    <style:style style:name="T19" style:family="text">
      <style:text-properties style:font-name="Liberation Serif" officeooo:rsid="002897bd"/>
    </style:style>
    <style:style style:name="T20" style:family="text">
      <style:text-properties style:font-name="Liberation Serif" officeooo:rsid="0028c5b2"/>
    </style:style>
    <style:style style:name="T21" style:family="text">
      <style:text-properties style:font-name="Liberation Serif" officeooo:rsid="00296da6"/>
    </style:style>
    <style:style style:name="T22" style:family="text">
      <style:text-properties style:font-name="Liberation Serif" officeooo:rsid="0029ff9d"/>
    </style:style>
    <style:style style:name="T23" style:family="text">
      <style:text-properties style:font-name="Liberation Serif" officeooo:rsid="002adf13"/>
    </style:style>
    <style:style style:name="T24" style:family="text">
      <style:text-properties style:font-name="Liberation Serif" officeooo:rsid="002b2bc9"/>
    </style:style>
    <style:style style:name="T25" style:family="text">
      <style:text-properties style:text-position="super 58%" style:font-name="Liberation Serif" officeooo:rsid="000fc80c"/>
    </style:style>
    <style:style style:name="T26" style:family="text">
      <style:text-properties officeooo:rsid="0011f4e9"/>
    </style:style>
    <style:style style:name="T27" style:family="text">
      <style:text-properties officeooo:rsid="000fc80c"/>
    </style:style>
    <style:style style:name="T28" style:family="text">
      <style:text-properties officeooo:rsid="001e453d"/>
    </style:style>
    <style:style style:name="T29" style:family="text">
      <style:text-properties officeooo:rsid="001fd16e"/>
    </style:style>
    <style:style style:name="T30" style:family="text">
      <style:text-properties officeooo:rsid="0021cfa7"/>
    </style:style>
    <style:style style:name="T31" style:family="text">
      <style:text-properties officeooo:rsid="0022d7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text:span text:style-name="T26">Atena </text:span>Green</text:p>
      <text:p text:style-name="P1">Dr. April Kontostathis</text:p>
      <text:p text:style-name="P1">CS 477 Artificial Intelligence</text:p>
      <text:p text:style-name="P1">10/22/2015</text:p>
      <text:p text:style-name="P1"/>
      <text:p text:style-name="P1">Artificial Intelligence Literature Review</text:p>
      <text:p text:style-name="P1"/>
      <text:p text:style-name="P1"><text:span text:style-name="T1">§</text:span><text:span text:style-name="T5">1 Object Recognition as Machine Translation: Learning a Lexicon for a Fixed Image Vocabulary</text:span></text:p>
      <text:p text:style-name="P5"/>
      <text:p text:style-name="P2"><text:span text:style-name="T5"><text:tab/>Research in image recognition have a long and storied history in the development of artificial </text:span><text:span text:style-name="T8">intelligence systems. Most contemporary research is based on prior research that emerged in the late 20</text:span><text:span text:style-name="T25">th</text:span><text:span text:style-name="T8"> century and early 21</text:span><text:span text:style-name="T12">st</text:span><text:span text:style-name="T8"> century while revisiting many algorithms that were </text:span><text:span text:style-name="T12">first </text:span><text:span text:style-name="T8">developed over 40 years ago, such as the Estimate Maximization (EM) algorithm. Duygulu et al. investigated several questions pertaining to how we classify objects in the field of image recognition, such as, “What counts as an object?”, and, “Which objects are easy to recognize and which are hard?”. In order to answer these questions the authors defined regions of image representation as “blobs”. Blobs are spaces is a k-means vector quantized product of an image region that make continuous spaces <text:s/>in an image discrete and able to be analyzed. Once continuous regions of an image can be represented as blobs, then the authors could apply EM to annotate the blobs with words. This process is described as a “</text:span><text:span text:style-name="T9">recognition as translation”, or generating a lexicon of blobs that composes a vocabulary of image regions and translating blobs into words (for example, an English-language lexicon). In modern languages, lexicons are developed between languages by creating a dataset called an aligned bitext. In image recognition, the authors' intent was to create an aligned bitext between English words and annotated images (composed of blobs).</text:span></text:p>
      <text:p text:style-name="P2"><text:span text:style-name="T9"><text:tab/>The method </text:span><text:span text:style-name="T10">for annotating a table of blobs that are produced from an image is using EM. This algorithm achieves this by estimating the probability that a word in their word lexicon (English) is associated with the blog within in a region. Oftentimes, there are many words that match a </text:span><text:span text:style-name="T11">particular blob, such is the case when an image contains a tiger, the probability that the blob of a tiger is a “cat” or a “tiger” is hard to distinguish. The authors acknowledge</text:span><text:span text:style-name="T17">d</text:span><text:span text:style-name="T11"> that their system does not handle this situation and do not expect error-less image pattern-matching. </text:span></text:p>
      <text:p text:style-name="P3"><text:span text:style-name="T5"><text:tab/></text:span><text:span text:style-name="T17">The</text:span><text:span text:style-name="T11"> dataset </text:span><text:span text:style-name="T17">was composed of </text:span><text:span text:style-name="T11">of 4500 Corel</text:span><text:span text:style-name="T2">©</text:span><text:span text:style-name="T11"> images, with an English word vocabulary size of 371. Each image was annotated with between 4-5 keywords and images where segmented into blobs using Normalized Cuts, separating continuous regions of object space into 500 discrete blobs using k-means. </text:span><text:span text:style-name="T12">Results were organized in parts, and how the parts of the process of object recognition performed relative to their hypothesis. The first evaluation process involves image annotation, or assigning words from the lexicon to best describe a blob. They found that out of 371 words that they defined for the vocabulary, only 80 words were predictive and could describe blobs using automatic annotation.</text:span></text:p>
      <text:p text:style-name="P3"><text:span text:style-name="T12"><text:tab/>Without changing the thresholds that determine whether a blob is automatically annotated for a lexicon word or another, the authors “retrained” or taught the system the smaller vocabulary by running the automatic annotation again using EM, resulting in a more precise annotations and smaller vocabulary size.</text:span><text:span text:style-name="T11"> </text:span><text:span text:style-name="T13">After retraining with EM, clusters of words could be distinguished from annotations assigned from the lexicon and similar blobs could be distinguished together that are semantically very similar. </text:span><text:span text:style-name="T14">An example of a word cluster is [ leaf, flowers, plants, vegetables ].</text:span><text:span text:style-name="T13"> Automatic annotation precision was found to be more effective after retraining with EM.</text:span></text:p>
      <text:p text:style-name="P4"><text:span text:style-name="T13"><text:tab/>Correspondence of the image regions annotated with a word from the lexicon is the event when a predicted annotation of a blob is “correct”. This test was done with 100 test images and was reviewed by researchers by hand. The authors acknowledge the subjectivity involved in their correspondence analysis. T</text:span><text:span text:style-name="T14">he correspondence results show</text:span><text:span text:style-name="T17">ed</text:span><text:span text:style-name="T14"> that word clusters improve the rate that the blobs are </text:span><text:soft-page-break/><text:span text:style-name="T14">correctly identified the first time, with relatively similar results for the average number of times that a blob predicts the annotated word correctly. </text:span></text:p>
      <text:p text:style-name="P4"><text:span text:style-name="T14"><text:tab/>The authors also examined the effect of the null threshold in the machine's correspondence performance. Null thresholds are the boundaries where a blob is either annotated (correctly or incorrectly) or is annotated (null), or the machine assigns the region as null because it cannot label it. When the null threshold is increased, the authors found that lexicon words that were annotated infrequently (such </text:span><text:span text:style-name="T15">the distinction between</text:span><text:span text:style-name="T14"> grass </text:span><text:span text:style-name="T15">and</text:span><text:span text:style-name="T14"> foals, </text:span><text:span text:style-name="T15">which are members of a word cluster</text:span><text:span text:style-name="T14">) had a higher probability of being assigned “null” </text:span><text:span text:style-name="T15">then high probability words, such as ocean or sky. Null prediction increased the probability of establishing a correspondence between words that are predictable and word clustering improved the prediction rate of annotation overall.</text:span></text:p>
      <text:p text:style-name="P8"><text:span text:style-name="T15"><text:tab/>This </text:span><text:span text:style-name="T16">study, completed in 2002, was published in the early days of image recognition. Presently, the computing power and image resources available would provide more tools for the authors to arrive at new conclusions were they to recreate their experiments today. I believe that their methods and approach to image recognition </text:span><text:span text:style-name="T18">are common</text:span><text:span text:style-name="T16"> in today's </text:span><text:span text:style-name="T18">image recognition </text:span><text:span text:style-name="T16">research, such as mapping image regions into k-mean vector-quantized regions (blobs), using lexicons to annotate blobs, and improving </text:span><text:span text:style-name="T18">image</text:span><text:span text:style-name="T16"> annotation performance with algorithms such as EM. One resource the authors did not have in 2002 that would improve this study would be access to a far larger dataset. With the computing power and storage available </text:span><text:span text:style-name="T18">on research</text:span><text:span text:style-name="T16"> machines today, the authors can retrain their machine with far more than </text:span><text:span text:style-name="T17">4500</text:span><text:span text:style-name="T16"> images. In addition, machine learning techniques such as supervised/unsupervised learning may improve the performance of their machine if the study were duplicated today.</text:span></text:p>
      <text:p text:style-name="P12"><text:span text:style-name="T5"/></text:p>
      <text:p text:style-name="P11"><text:span text:style-name="T1">§</text:span><text:span text:style-name="T3">2</text:span><text:span text:style-name="T5"> Weakly supervised learning of interactions between humans and objects</text:span></text:p>
      <text:p text:style-name="P5"/>
      <text:p text:style-name="P6">// Describe approach the author(s) used to complete their project.</text:p>
      <text:p text:style-name="P6"/>
      <text:p text:style-name="P7"><text:tab/>Ten years after <text:span text:style-name="T27">Duygulu </text:span>et al. published their research in image recognition, Prest et al. undertook the task of teaching a machine to annotate/identify human action. <text:span text:style-name="T28">The leap in difficulty in the problem and the techniques used underline how far research in image recognition has come. </text:span>Human action can described in parts: first, the machine locates the human in an image. Then the machine annotates both the object relevant to the human action and the object's relative distance from the human subject. Their approach in particular focused on weakly supervised learning, where the image recognition performance of the machine was evaluated after the machine was trained with a set of images annotated by an action. Their process <text:span text:style-name="T29">differed</text:span> from other researchers interested in human action modeling for several <text:span text:style-name="T29">reasons. Researchers in machine learning for human action taught their machines with pose-based models, which can be abstracted into shape correspondences. Other studies <text:s/>created fully-supervised settings where human and settings (image context) are annotated. What distinguished the authors from other studies using supervised learning was their annotation of the action without setting the model (human) spatially, only the human's relation to the object.</text:span></text:p>
      <text:p text:style-name="P7"><text:tab/><text:span text:style-name="T30">In order to establish a training set, images were processed first by identifying the human in the image and creating a frame where nodes called cues can be assigned. Next, images in the training set were processed to find the object in relation to the localized human with respect to the action. These objects were localized and identified by recurring appearance in the training set. Distances between the human and the object were distinguished and composed the human-object model of an image, a member of the training set (annotated with an action classifier). Training sets were tested by first distinguishing the human and computing the different features between the training image and the human-object model.</text:span></text:p>
      <text:p text:style-name="P7"><text:tab/><text:span text:style-name="T30">Several key features of a training image were identified that composed the human action model that define their weakly-supervised approach. Instead of spatial-temporally determining a human and </text:span><text:soft-page-break/><text:span text:style-name="T30">his/her action within a setting, the authors relied on indicators such as candidate windows and cues. Candidate windows were selected from 500 windows that are generated from reading the image with the purpose of determining whether the window contained a background, action object, or human. Windows that were detected as an action object where drawn in relation to the indicator of the most prominent human subject in the image. </text:span></text:p>
      <text:p text:style-name="P7"><text:tab/><text:span text:style-name="T31">Once an image was assigned one or more candidate windows, each window was scored for a human cue. Each cue was compared pairwise with the previous training image to determine whether the current cue describes the action object and should be included in the training set. For example, in an image of two tennis players, the candidate windows of the human and the object (a tennis racket is the object most relevant to tennis images) localize the human and the object. The pairwise cue comparison determined that the object (tennis racket) was similar to the training image of another player with a tennis racket in the same position, or distance and orientation with respect to the human subject. In this manner the current training image was determined to be include in the human-object model “tennis-serve”.</text:span></text:p>
      <text:p text:style-name="P7"><text:tab/><text:span text:style-name="T30">The authors found that their weakly supervised approach was just as and in some cases more successful than fully-supervised human action models. Their datasets to collect their results included creating their own image dataset, “Trumpets, Bikes and Hats” (TBH) and commercially available datasets for research such as IAPR TC-12. The authors are confident that the success of the weakly supervised approach can be extended to work and annotating human action in video. I am confident that their approach is viable and constructive for image recognition. As machine learning as a field continues to expand horizontally with different approaches, weakly supervised learning methods demonstrate the power of machines with relatively simple training sets provided that the frames of datasets are built correctly (candidate windows and cues) and the dataset sizes are large. Published in 2012, improvements to this study would to increase the number of candidate windows and cues that can be parsed from a training image. In addition, as computing power and storage will continue to increase in the future, the authors can rely on larger datasets such as ImageNet that are available for building their own training image sets.</text:span></text:p>
      <text:p text:style-name="P6"/>
      <text:p text:style-name="P11"><text:span text:style-name="T1">§</text:span><text:span text:style-name="T4">3</text:span><text:span text:style-name="T5"> Deep Learning via Semi-Supervised Embedding</text:span></text:p>
      <text:p text:style-name="P11"><text:span text:style-name="T5"/></text:p>
      <text:p text:style-name="P11"><text:span text:style-name="T5"><text:tab/></text:span><text:span text:style-name="T19">The task of researchers working in the field of weakly-supervised learning or semi-supervised is to improve the techniques that generalize supervised tasks with unlabeled image sets. It is the goal of supervised/unsupervised learning researchers to reduce the amount of annotation of training sets as possible prior to giving the machine input to learn, detect, and identify and still deliver the same results of a supervised system with extensive training. This is desirable in image recognition because of the messy nature of datasets collected in the real world that are difficult to model statically. </text:span><text:span text:style-name="T20">With this approach, features are built by the researchers and their features are detected, localized, and processed in images compiled in a training set by the machine. </text:span><text:span text:style-name="T19">The extent to which others researchers in this field can expand their results of supervised/unsupervised learning depends on the architecture of their learning method, which can be shallow or deep. Prest et al. provided a shallow architecture for human action learning system, where Weston et al. propose that in order to improve learning performance </text:span><text:span text:style-name="T20">by incorporating deep architectures. It is goal of deep learning and its implementation of embedding algorithms to create a deep architecture for image recognition of unlabeled, feature-less training sets. </text:span></text:p>
      <text:p text:style-name="P11"><text:span text:style-name="T20"><text:tab/>Multiple layers of semi-supervised learning techniques can be combined to create a embedded deep learning machine. </text:span><text:span text:style-name="T21">Weston et al. approach this process in a four steps: 1) Assignment of an unsupervised learning algorithm, 2) assignment of a model with a deep architecture, 3) unsupervised learning stages are setup before/after different layers layers of the deep architecture (called an auxiliary task), and 4) train supervised and unsupervised tasks using the same deep architecture simultaneously. This concurrent approach is meant to </text:span><text:span text:style-name="T22">improve the accuracy of similar approaches that rely on shallow </text:span><text:soft-page-break/><text:span text:style-name="T22">networks or labeled image sets that are pre-annotated and limited in size.</text:span></text:p>
      <text:p text:style-name="P13"><text:span text:style-name="T22"><text:tab/></text:span><text:span text:style-name="T23">The semi-supervised embedding approach tailored to deep learning involves an embedded algorithm they developed called EmbedNN. First a random labeled example is chosen and optimized. Optimization in the context involves a concept found in Laplacian Eigenmaps, which is an algorithm that learns structures by emphasizing the preservation of local distances. Then a series of embedding functions pick random pairs of neighbors in the image set and optimize them. Concurrently, a random unlabeled example is chosen and optimized. Each optimization step can be imagined as regularizing or fine-tuning the image localized in the deep network.</text:span></text:p>
      <text:p text:style-name="P13"><text:span text:style-name="T23"><text:tab/>The authors found that </text:span><text:span text:style-name="T24">supervised learning for deep learning could be improved if future systems adopted the embedding task into their learning machines. Preprocessing their learning machines with unlabeled data improved the accuracy </text:span></text:p>
      <text:p text:style-name="P5"/>
      <text:p text:style-name="P5">References</text:p>
      <text:p text:style-name="P5"/>
      <text:list xml:id="list23002686224353767" text:style-name="L1">
        <text:list-item>
          <text:p text:style-name="P10"><text:span text:style-name="T5">P. Duygulu, K. Bernard, J.F.G. de Freitas and D. A. Forsyth. Object Recognition as Machine Translation: Learning a lexicon for a fixed image vocabulary. </text:span><text:span text:style-name="T6">ECCV, </text:span><text:span text:style-name="T7">vol 2, 97-112, 2002.</text:span></text:p>
        </text:list-item>
        <text:list-item>
          <text:p text:style-name="P10"><text:span text:style-name="T7">A. Prest, C. Schmid, and V. Ferrari. Weakly supervised learning of interactions between humans and objects. </text:span><text:span text:style-name="T6">IEEE</text:span><text:span text:style-name="T7">, 2012, 34(3): 601-164.</text:span></text:p>
        </text:list-item>
        <text:list-item>
          <text:p text:style-name="P10"><text:span text:style-name="T7">J. Weston, F. Ratle, H. Mobahi, and R. Collobert. Deep learning via semi-supervised embedding. Chapter in </text:span><text:span text:style-name="T6">Neural Networks: Tricks of the Trade,</text:span><text:span text:style-name="T7"> vol 7700 in Lecture Notes in Computer Science, 639-6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21:19.428602311</meta:creation-date>
    <dc:date>2015-11-05T09:05:34.860530607</dc:date>
    <meta:editing-duration>PT2H7M13S</meta:editing-duration>
    <meta:editing-cycles>18</meta:editing-cycles>
    <meta:generator>LibreOffice/4.4.5.2$Linux_X86_64 LibreOffice_project/40$Build-2</meta:generator>
    <meta:document-statistic meta:table-count="0" meta:image-count="0" meta:object-count="0" meta:page-count="4" meta:paragraph-count="29" meta:word-count="2181" meta:character-count="14096" meta:non-whitespace-character-count="11924"/>
  </office:meta>
</office:document-meta>
</file>